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ial2" svg:font-family="Arial" style:font-adornments="Negreta" style:font-family-generic="swiss" style:font-pitch="variable"/>
    <style:font-face style:name="Arial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UrbanBody">
      <style:paragraph-properties fo:text-align="end" style:justify-single-word="false"/>
    </style:style>
    <style:style style:name="P2" style:family="paragraph" style:parent-style-name="UrbanBody">
      <style:text-properties style:font-name="Arial1" fo:font-size="11pt" style:font-size-asian="11pt" style:font-size-complex="11pt"/>
    </style:style>
    <style:style style:name="P3" style:family="paragraph" style:parent-style-name="UrbanBody">
      <style:text-properties style:font-name="Arial1" fo:font-size="11pt" fo:font-style="normal" style:font-size-asian="11pt" style:font-style-asian="normal" style:font-size-complex="11pt" style:font-style-complex="normal"/>
    </style:style>
    <style:style style:name="P4" style:family="paragraph" style:parent-style-name="UrbanBody">
      <style:paragraph-properties fo:text-align="start" style:justify-single-word="false"/>
      <style:text-properties style:font-name="Arial1" fo:font-size="11pt" fo:letter-spacing="-0.005cm" style:text-underline-style="none" fo:font-weight="normal" style:font-size-asian="11pt" style:font-weight-asian="normal" style:font-weight-complex="normal"/>
    </style:style>
    <style:style style:name="P5" style:family="paragraph" style:parent-style-name="UrbanBody">
      <style:paragraph-properties fo:text-align="start" style:justify-single-word="false"/>
      <style:text-properties style:font-name="Arial1" fo:font-size="11pt" style:text-underline-style="none" fo:font-weight="bold" style:font-size-asian="11pt" style:font-weight-asian="bold" style:font-size-complex="11pt" style:font-weight-complex="bold"/>
    </style:style>
    <style:style style:name="P6" style:family="paragraph" style:parent-style-name="UrbanBody">
      <style:paragraph-properties fo:text-align="start" style:justify-single-word="false"/>
      <style:text-properties style:font-name="Arial1" style:text-underline-style="none" fo:font-weight="normal" style:font-weight-asian="normal" style:font-weight-complex="normal"/>
    </style:style>
    <style:style style:name="P7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8" style:family="paragraph" style:parent-style-name="UrbanTitle">
      <style:text-properties fo:font-weight="bold" style:font-weight-asian="bold" style:font-weight-complex="bold"/>
    </style:style>
    <style:style style:name="P9" style:family="paragraph" style:parent-style-name="UrbanTitle">
      <style:paragraph-properties fo:text-align="start" style:justify-single-word="false"/>
      <style:text-properties style:font-name="Arial1" style:text-underline-style="none" fo:font-weight="normal" style:font-weight-asian="normal" style:font-weight-complex="normal"/>
    </style:style>
    <style:style style:name="P10" style:family="paragraph" style:parent-style-name="UrbanBody">
      <style:paragraph-properties fo:text-align="end" style:justify-single-word="false" fo:break-before="page"/>
    </style:style>
    <style:style style:name="P11" style:family="paragraph" style:parent-style-name="UrbanBody">
      <style:paragraph-properties fo:text-align="end" style:justify-single-word="false"/>
      <style:text-properties style:text-underline-style="none" fo:font-weight="bold" style:font-weight-asian="bold" style:font-weight-complex="bold"/>
    </style:style>
    <style:style style:name="P12" style:family="paragraph" style:parent-style-name="Standard">
      <style:text-properties style:text-underline-style="none" fo:font-weight="bold" officeooo:paragraph-rsid="0017c837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" fo:font-size="11pt" officeooo:paragraph-rsid="0017c837" style:font-size-asian="11pt" style:font-size-complex="11pt"/>
    </style:style>
    <style:style style:name="P14" style:family="paragraph" style:parent-style-name="Standard">
      <style:text-properties style:font-name="arial" fo:font-size="11pt" officeooo:paragraph-rsid="0017c837" style:font-size-asian="11pt" style:font-size-complex="11pt"/>
    </style:style>
    <style:style style:name="P15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1" fo:font-size="10pt" officeooo:paragraph-rsid="0017c837" style:font-size-asian="10pt" style:font-size-complex="10pt"/>
    </style:style>
    <style:style style:name="P16" style:family="paragraph" style:parent-style-name="UrbanTitle">
      <style:text-properties fo:font-weight="bold" style:font-weight-asian="bold" style:font-weight-complex="bold"/>
    </style:style>
    <style:style style:name="P17" style:family="paragraph" style:parent-style-name="UrbanTitle">
      <style:paragraph-properties fo:text-align="start" style:justify-single-word="false"/>
      <style:text-properties style:font-name="Arial1" fo:font-size="11pt" style:text-underline-style="none" fo:font-weight="normal" style:font-size-asian="11pt" style:font-weight-asian="normal" style:font-size-complex="11pt" style:font-weight-complex="normal"/>
    </style:style>
    <style:style style:name="P18" style:family="paragraph" style:parent-style-name="UrbanTitle">
      <style:text-properties style:text-underline-style="none" fo:font-weight="bold" style:font-weight-asian="bold" style:font-weight-complex="bold"/>
    </style:style>
    <style:style style:name="P1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officeooo:rsid="0084aa93" style:font-style-asian="normal" style:font-weight-asian="normal" style:font-name-complex="Arial1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-complex="Arial1"/>
    </style:style>
    <style:style style:name="T6" style:family="text">
      <style:text-properties fo:language="zxx" fo:country="none" style:language-asian="zxx" style:country-asian="none"/>
    </style:style>
    <style:style style:name="T7" style:family="text">
      <style:text-properties officeooo:rsid="0015350a"/>
    </style:style>
    <style:style style:name="T8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9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1" style:font-size-complex="11pt" style:font-style-complex="italic" style:font-weight-complex="normal"/>
    </style:style>
    <style:style style:name="T10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1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1" style:font-size-complex="11pt" style:font-style-complex="italic" style:font-weight-complex="normal"/>
    </style:style>
    <style:style style:name="T12" style:family="text">
      <style:text-properties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3" style:family="text">
      <style:text-properties fo:font-size="11pt" fo:font-style="normal" fo:font-weight="normal" officeooo:rsid="0084aa93" style:font-size-asian="11pt" style:font-style-asian="normal" style:font-weight-asian="normal" style:font-name-complex="Arial1" style:font-size-complex="11pt" style:font-style-complex="italic" style:font-weight-complex="normal"/>
    </style:style>
    <style:style style:name="T14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5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6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1" style:font-size-complex="11pt" style:font-style-complex="italic" style:font-weight-complex="normal"/>
    </style:style>
    <style:style style:name="T17" style:family="text">
      <style:text-properties style:font-name="arial" fo:letter-spacing="normal" fo:language="fr" fo:country="FR" fo:font-style="normal" fo:font-weight="normal" officeooo:rsid="0084aa93" style:font-style-asian="normal" style:font-weight-asian="normal" style:font-name-complex="Calibri" style:font-style-complex="normal" style:font-weight-complex="normal"/>
    </style:style>
    <style:style style:name="T18" style:family="text">
      <style:text-properties style:font-name="arial" fo:font-style="normal" fo:font-weight="normal" officeooo:rsid="0084aa93" style:font-style-asian="normal" style:font-weight-asian="normal" style:font-name-complex="Arial1" style:font-style-complex="italic" style:font-weight-complex="normal"/>
    </style:style>
    <style:style style:name="T19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0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3"><office:annotation><dc:creator>Gauthier Bastien</dc:creator><dc:date>2011-01-13T14:56:41</dc:date><text:p text:style-name="P19"><text:span text:style-name="T19">do text</text:span></text:p><text:p text:style-name="P19"><text:span text:style-name="T19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15"><text:span text:style-name="Police_20_par_20_défaut"><text:span text:style-name="T8"><text:text-input text:description="">tool.getCityName()</text:text-input></text:span></text:span><text:span text:style-name="T9">, le </text:span><text:span text:style-name="T9"><text:text-input text:description="">licence_view.format_date()</text:text-input></text:span></text:p>
            <text:p text:style-name="P14">S.P.W. - D.G.O.4</text:p>
            <text:p text:style-name="P14">À l'attention du fonctionnaire délégué</text:p>
            <text:p text:style-name="P14">Rue Montagne Sainte Walburge 2</text:p>
            <text:p text:style-name="P13"><text:span text:style-name="T3">4000 Liège</text:span></text:p>
          </table:table-cell>
        </table:table-row>
      </table:table>
      <text:p text:style-name="P12"/>
      <text:p text:style-name="P18">Déclaration environnementale: transmis de la décision du collège</text:p>
      <text:p text:style-name="P18">des conditions complémentaires</text:p>
      <text:p text:style-name="P17"/>
      <text:p text:style-name="P2"><text:span text:style-name="T4"><office:annotation><dc:creator>Gauthier Bastien</dc:creator><dc:date>2011-01-13T14:56:41</dc:date><text:p text:style-name="P19"><text:span text:style-name="T19">do text</text:span></text:p><text:p text:style-name="P19"><text:span text:style-name="T19">from document(at=reference, format='odt')</text:span></text:p></office:annotation></text:span><text:span text:style-name="T4">Import depuis reference.odt</text:span></text:p>
      <text:p text:style-name="P2"/>
      <text:p text:style-name="P2">Monsieur le Fonctionnaire délégué,</text:p>
      <text:p text:style-name="P2"/>
      <text:p text:style-name="P2">Conformément aux dispositions reprises à l’article 14§5 du <text:span text:style-name="T5">décret du 11 mars 1999 relatif au permis d’environnement </text:span>et à l’article 69 de l’arrêté du Gouvernement wallon du 4 juillet 2002 relatif à la procédure et à diverses mesures d’exécution du <text:span text:style-name="T5">décret du 11 mars 1999, veuillez</text:span> <text:span text:style-name="T7">trouver</text:span>, ci-joint, copie de la décision du Collège du <text:span text:style-name="T6"><text:text-input text:description="Evénement-Date de la décision">licence_view.format_date(self.getLastLicenceDelivery().getDecisionDate())</text:text-input></text:span><text:s/>concernant la prescription de conditions complémentaires à la déclaration sus-nommée.</text:p>
      <text:p text:style-name="P2"/>
      <text:p text:style-name="P2">Une copie a également été envoyée au demandeur et au Fonctionnaire technique.</text:p>
      <text:p text:style-name="P2"/>
      <text:p text:style-name="P2">En vous souhaitant une bonne réception du document, veuillez agréer, Monsieur le Fonctionnaire délégué, l'assurance de notre parfaite considération.</text:p>
      <text:p text:style-name="P2"/>
      <text:p text:style-name="P2"/>
      <text:p text:style-name="P2"><text:span text:style-name="T1"><office:annotation><dc:creator>sde </dc:creator><dc:date>2011-07-27T10:02:32</dc:date><text:p text:style-name="P19"><text:span text:style-name="T20">do text</text:span></text:p><text:p text:style-name="P19"><text:span text:style-name="T21">from document(at=signatures, format='odt')</text:span></text:p></office:annotation></text:span><text:span text:style-name="T1">Import depuis signatures.odt</text:span></text:p>
      <text:p text:style-name="P3"/>
      <text:p text:style-name="P10"><draw:frame draw:style-name="fr2" draw:name="Cadre4" text:anchor-type="paragraph" svg:x="0cm" svg:y="0cm" svg:width="7.128cm" draw:z-index="1"><draw:text-box fo:min-height="5.226cm"><text:p text:style-name="P7"><office:annotation><dc:creator>Gauthier Bastien</dc:creator><dc:date>2011-01-13T14:56:41</dc:date><text:p text:style-name="P19"><text:span text:style-name="T19">do text</text:span></text:p><text:p text:style-name="P19"><text:span text:style-name="T19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P1"/>
      <text:p text:style-name="UrbanBody"/>
      <text:p text:style-name="UrbanBody"><draw:frame draw:style-name="fr1" draw:name="Cadre2" text:anchor-type="paragraph" svg:x="7.796cm" svg:y="0.051cm" svg:width="8.511cm" svg:height="3.256cm" draw:z-index="0"><draw:text-box><text:p text:style-name="Standard">S.P.W. - D.G.O.3</text:p><text:p text:style-name="Standard">À l'attention du fonctionnaire technique </text:p><text:p text:style-name="Standard"/><text:p text:style-name="Standard">Rue Montagne Sainte Walburge 2</text:p><text:p text:style-name="Standard"/><text:p text:style-name="Standard">4000 Liège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P8">Déclaration environnementale: transmis de la décision du collège</text:p>
      <text:p text:style-name="P8">des conditions complémentaires</text:p>
      <text:p text:style-name="P9"/>
      <text:p text:style-name="P5"><office:annotation><dc:creator>Gauthier Bastien</dc:creator><dc:date>2011-01-13T14:56:41</dc:date><text:p text:style-name="P19"><text:span text:style-name="T19">do text</text:span></text:p><text:p text:style-name="P19"><text:span text:style-name="T19">from document(at=reference, format='odt')</text:span></text:p></office:annotation>Import depuis reference.odt</text:p>
      <text:p text:style-name="P4"/>
      <text:p text:style-name="P6">Monsieur le Fonctionnaire technique,</text:p>
      <text:p text:style-name="P6"/>
      <text:p text:style-name="P6">Conformément aux dispositions reprises à l’article 14 § 5 du <text:span text:style-name="T5">décret du 11 mars 1999 relatif au permis d’environnement <text:s/></text:span>et à l’article 69 de l’arrêté du Gouvernement wallon du 4 juillet 2002 relatif à la procédure et à diverses mesures d’exécution du <text:span text:style-name="T5">décret du 11 mars 1999 relatif au permis d’environnement, veuillez</text:span> trouverez, ci-joint copie de la décision du Collège du <text:span text:style-name="T6"><text:text-input text:description="Evénement-Date de la décision">licence_view.format_date(self.getLastLicenceDelivery().getDecisionDate())</text:text-input></text:span><text:s/>concernant la prescription de conditions complémentaires à la déclaration sus-nommée.</text:p>
      <text:p text:style-name="P6"/>
      <text:p text:style-name="P6">Une copie a également été envoyée au demandeur et au Fonctionnaire délégué.</text:p>
      <text:p text:style-name="P6"/>
      <text:p text:style-name="P6">En vous souhaitant une bonne réception du document, veuillez agréer, Monsieur le Fonctionnaire technique, l'assurance de notre parfaite considération.</text:p>
      <text:p text:style-name="P6"/>
      <text:p text:style-name="P6"/>
      <text:p text:style-name="P6"><text:span text:style-name="T1"><office:annotation><dc:creator>sde </dc:creator><dc:date>2011-07-27T10:02:32</dc:date><text:p text:style-name="P19"><text:span text:style-name="T20">do text</text:span></text:p><text:p text:style-name="P19"><text:span text:style-name="T21">from document(at=signatures, format='odt')</text:span></text:p></office:annotation></text:spa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ial2" svg:font-family="Arial" style:font-adornments="Negreta" style:font-family-generic="swiss" style:font-pitch="variable"/>
    <style:font-face style:name="Arial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>
      <style:text-properties style:font-name="Arial" fo:font-family="Arial" style:font-style-name="Normal" style:font-family-generic="swiss" style:font-pitch="variable" fo:font-size="11pt"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Arial2" fo:font-family="Arial" style:font-style-name="Negreta" style:font-family-generic="swiss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11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Numbering_20_Symbols" style:display-name="Numbering Symbols" style:family="text"/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sde </meta:initial-creator>
    <meta:creation-date>2011-07-26T09:39:57</meta:creation-date>
    <dc:date>2020-04-02T13:42:03.612905219</dc:date>
    <meta:editing-duration>PT12H54M58S</meta:editing-duration>
    <meta:editing-cycles>69</meta:editing-cycles>
    <meta:generator>LibreOffice/6.3.5.2$Linux_X86_64 LibreOffice_project/30$Build-2</meta:generator>
    <meta:document-statistic meta:table-count="1" meta:image-count="0" meta:object-count="0" meta:page-count="2" meta:paragraph-count="29" meta:word-count="296" meta:character-count="2219" meta:non-whitespace-character-count="1961"/>
  </office:meta>
</office:document-meta>
</file>